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2c32" officeooo:paragraph-rsid="00192c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 Introduction</text:p>
      <text:p text:style-name="P1"/>
      <text:p text:style-name="P1">This project is sd adfads</text:p>
      <text:p text:style-name="P1"/>
      <text:p text:style-name="P1">ds</text:p>
      <text:p text:style-name="P1">df</text:p>
      <text:p text:style-name="P1">sd</text:p>
      <text:p text:style-name="P1">d</text:p>
      <text:p text:style-name="P1">sd</text:p>
      <text:p text:style-name="P1">asf</text:p>
      <text:p text:style-name="P1">asf</text:p>
      <text:p text:style-name="P1">f</text:p>
      <text:p text:style-name="P1">f</text:p>
      <text:p text:style-name="P1"/>
      <text:p text:style-name="P1"/>
      <text:p text:style-name="P1"/>
      <text:p text:style-name="P1">fasdfsn#</text:p>
      <text:p text:style-name="P1">douhF</text:p>
      <text:p text:style-name="P1">IUBF</text:p>
      <text:p text:style-name="P1">IUB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S</meta:editing-duration>
    <meta:editing-cycles>3</meta:editing-cycles>
    <meta:generator>LibreOffice/4.4.6.3$Windows_x86 LibreOffice_project/e8938fd3328e95dcf59dd64e7facd2c7d67c704d</meta:generator>
    <dc:date>2016-01-02T18:01:15.676000000</dc:date>
    <meta:document-statistic meta:table-count="0" meta:image-count="0" meta:object-count="0" meta:page-count="1" meta:paragraph-count="15" meta:word-count="20" meta:character-count="76" meta:non-whitespace-character-count="71"/>
    <meta:user-defined meta:name="Info 1"/>
    <meta:user-defined meta:name="Info 2"/>
    <meta:user-defined meta:name="Info 3"/>
    <meta:user-defined meta:name="Info 4"/>
  </office:meta>
</office:document-meta>
</file>